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officeooo:paragraph-rsid="0003e511"/>
    </style:style>
    <style:style style:name="P3" style:family="paragraph" style:parent-style-name="Standard">
      <style:paragraph-properties fo:margin-top="0in" fo:margin-bottom="0in" loext:contextual-spacing="false" fo:line-height="100%"/>
      <style:text-properties officeooo:paragraph-rsid="000744fd"/>
    </style:style>
    <style:style style:name="P4" style:family="paragraph" style:parent-style-name="Standard">
      <style:paragraph-properties fo:margin-top="0in" fo:margin-bottom="0in" loext:contextual-spacing="false" fo:line-height="100%"/>
      <style:text-properties officeooo:paragraph-rsid="000adb7a"/>
    </style:style>
    <style:style style:name="P5" style:family="paragraph" style:parent-style-name="Standard">
      <style:paragraph-properties fo:margin-top="0in" fo:margin-bottom="0in" loext:contextual-spacing="false" fo:line-height="100%"/>
      <style:text-properties officeooo:rsid="000744fd" officeooo:paragraph-rsid="000744fd"/>
    </style:style>
    <style:style style:name="P6" style:family="paragraph" style:parent-style-name="Standard">
      <style:paragraph-properties fo:margin-top="0in" fo:margin-bottom="0in" loext:contextual-spacing="false" fo:line-height="100%"/>
      <style:text-properties officeooo:rsid="000df14a" officeooo:paragraph-rsid="000df14a"/>
    </style:style>
    <style:style style:name="P7" style:family="paragraph" style:parent-style-name="Standard">
      <style:paragraph-properties fo:margin-left="0in" fo:margin-right="0in" fo:margin-top="0in" fo:margin-bottom="0in" loext:contextual-spacing="false" fo:line-height="100%" fo:text-indent="0.5in" style:auto-text-indent="false"/>
    </style:style>
    <style:style style:name="P8" style:family="paragraph" style:parent-style-name="Standard" style:master-page-name="Standard">
      <style:paragraph-properties fo:margin-top="0in" fo:margin-bottom="0in" loext:contextual-spacing="false" fo:line-height="100%" style:page-number="auto"/>
      <style:text-properties fo:font-size="16pt" fo:font-weight="bold" style:font-size-asian="16pt" style:font-weight-asian="bold" style:font-size-complex="16pt"/>
    </style:style>
    <style:style style:name="P9"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list-style-name="L1">
      <style:paragraph-properties fo:margin-top="0in" fo:margin-bottom="0in" loext:contextual-spacing="false" fo:line-height="100%"/>
      <style:text-properties officeooo:rsid="00092f3f" officeooo:paragraph-rsid="000adb7a"/>
    </style:style>
    <style:style style:name="P12" style:family="paragraph" style:parent-style-name="Standard" style:list-style-name="L1">
      <style:paragraph-properties fo:margin-top="0in" fo:margin-bottom="0in" loext:contextual-spacing="false" fo:line-height="100%"/>
      <style:text-properties officeooo:rsid="000adb7a" officeooo:paragraph-rsid="000adb7a"/>
    </style:style>
    <style:style style:name="P13" style:family="paragraph" style:parent-style-name="Standard">
      <style:paragraph-properties fo:margin-top="0in" fo:margin-bottom="0in" loext:contextual-spacing="false" fo:line-height="100%"/>
      <style:text-properties officeooo:rsid="000744fd" officeooo:paragraph-rsid="000744fd"/>
    </style:style>
    <style:style style:name="P14" style:family="paragraph" style:parent-style-name="Standard">
      <style:paragraph-properties fo:margin-top="0in" fo:margin-bottom="0in" loext:contextual-spacing="false" fo:line-height="100%"/>
      <style:text-properties officeooo:rsid="000f74fc" officeooo:paragraph-rsid="000f74fc"/>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5bf29" style:font-size-asian="14pt" style:font-weight-asian="bold" style:font-size-complex="14pt"/>
    </style:style>
    <style:style style:name="T3" style:family="text">
      <style:text-properties officeooo:rsid="0003e511"/>
    </style:style>
    <style:style style:name="T4" style:family="text">
      <style:text-properties officeooo:rsid="00086ec1"/>
    </style:style>
    <style:style style:name="T5" style:family="text">
      <style:text-properties officeooo:rsid="0008f635"/>
    </style:style>
    <style:style style:name="T6" style:family="text">
      <style:text-properties officeooo:rsid="00092f3f"/>
    </style:style>
    <style:style style:name="T7" style:family="text">
      <style:text-properties officeooo:rsid="000afba3"/>
    </style:style>
    <style:style style:name="T8" style:family="text">
      <style:text-properties officeooo:rsid="000f74fc"/>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eractive Delaunay Triangulation</text:p>
      <text:p text:style-name="P1">By Stephen Ranger</text:p>
      <text:p text:style-name="P1"/>
      <text:p text:style-name="P9">Background</text:p>
      <text:p text:style-name="P1"><text:tab/></text:p>
      <text:p text:style-name="P1"><text:tab/>Delaunay Triangulation is a method for creating a triangle mesh between a set of vertices with no connectivity information required. </text:p>
      <text:p text:style-name="P1"/>
      <text:p text:style-name="P7">This algorithm I chose, which will be explained in the next section, is a Random Insertion Algorithm. The program loops through the given set of vertices, or as the user adds each subsequent vertex via the UI, and inserts it into the current triangle mesh. Initially, with no points added, there is a super triangle that encompasses the entire viewable area of the application; this is used as a starting point of the algorithm and in the final mesh, any triangles connected to this super triangle are removed.</text:p>
      <text:p text:style-name="P1"/>
      <text:p text:style-name="P1"><text:tab/>Also, any triangles that are computed as co-linear (three points on the same line) are ignored. Ideally, the algorithm would split them along the common vertex but as this is a teaching tool for the algorithm itself, this was not as important to show as it happens very rarely. Also, if two points are identical, the second point is ignored and no triangulation occurs.</text:p>
      <text:p text:style-name="P1"/>
      <text:p text:style-name="P3"><text:tab/><text:span text:style-name="T6">In order to get the interactive stepping to work, the addition of a vertex creates a new thread when a vertex is given to the DelaunayTriangulation class which then marks itself busy, starts the thread, and returns to the caller (my application). The application then knows to wait until it is no longer busy before sending another algorithm. If it doesn't, an exception is thrown. This makes sure the same triangles aren't replaced when points nearby are added simultaneously as the algorithm can only work with one insertion at a time.</text:span></text:p>
      <text:p text:style-name="P3"/>
      <text:p text:style-name="P4"><text:tab/><text:span text:style-name="T6">The data structures used could very well be improved. Ideally, this application would implement a triangle partition tree (similar to a quadtree) where every time a triangle is inserted it is linked to its parent triangle and its neighbors. Also, every time a triangle is split the original triangles are kept in the map and used as parent triangles to the new triangles. This would create a quadtree-like structure for searching circumcircular intersections. Unfortunately, it is much more complicated and with this being a visual aid, not entirely necessary. Instead the algorithm uses the following:</text:span></text:p>
      <text:list xml:id="list6837304959583642155" text:style-name="L1">
        <text:list-item>
          <text:p text:style-name="P11">a list of all vertices added (for drawing)</text:p>
        </text:list-item>
        <text:list-item>
          <text:p text:style-name="P12">a map linking edges to triangles (for neighbor lookups)</text:p>
        </text:list-item>
        <text:list-item>
          <text:p text:style-name="P12">a set of all triangles (checks equality to remove duplicates)</text:p>
        </text:list-item>
        <text:list-item>
          <text:p text:style-name="P12">the bouding (super) triangle <text:span text:style-name="T7">(for culling points outside the working area; just in case the window is resized too far)</text:span></text:p>
          <text:p text:style-name="P12"/>
        </text:list-item>
      </text:list>
      <text:p text:style-name="P6"><text:tab/>Finally, The DelaunayTriangulation class accepts an “IterativeListener” which notifies the listener when iteration events occur. This is how the animating triangulation is done in the UI. Every time a “step” is completed in the algorithm, it sends a message and a list of optional objects for display; in this case, vertices, edges, triangles, and circles. The application will then (optionally) display the message, render the given objects in a special color (green), and wait for the user-defined delay. If the user has disabled iterative stepping this all is skipped. In either instance, the algorithm is told to continue iteration.</text:p>
      <text:p text:style-name="P1"/>
      <text:p text:style-name="P9"><text:soft-page-break/>Algorithm</text:p>
      <text:p text:style-name="P1">Pseudo-code for the Algorithm used</text:p>
      <text:p text:style-name="P1"/>
      <text:p text:style-name="P14">&lt;pre&gt;</text:p>
      <text:p text:style-name="P5"><text:bookmark text:name="_GoBack"/>while adding vertices</text:p>
      <text:p text:style-name="P5"><text:tab/>if vertex count &lt; 3; insert only</text:p>
      <text:p text:style-name="P5"><text:tab/>else if vertex count == 3; make a <text:span text:style-name="T4">single </text:span>triangle</text:p>
      <text:p text:style-name="P5"><text:tab/><text:tab/>// <text:span text:style-name="T5">this is the super triangle in my implementation</text:span></text:p>
      <text:p text:style-name="P5"><text:tab/>else</text:p>
      <text:p text:style-name="P5"><text:tab/><text:tab/>get all triangles where vertex falls inside their circumcircle</text:p>
      <text:p text:style-name="P5"><text:tab/><text:tab/>remove triangles from mesh</text:p>
      <text:p text:style-name="P5"><text:tab/><text:tab/>keep only unique edges (external edges)</text:p>
      <text:p text:style-name="P5"><text:tab/><text:tab/>for each external edge, create new triangle with inserted vertex</text:p>
      <text:p text:style-name="P5"><text:tab/><text:tab/>add new triangles into mesh</text:p>
      <text:p text:style-name="P5"><text:tab/><text:tab/>check all added triangles with each of its neighbors</text:p>
      <text:p text:style-name="P5"><text:tab/><text:tab/><text:tab/>if the sum of opposite angles from shared edge exceed 180, flip shared edge</text:p>
      <text:p text:style-name="P5">done</text:p>
      <text:p text:style-name="P5"><text:span text:style-name="T8">&lt;/pre&gt;</text:span><text:tab/><text:tab/></text:p>
      <text:p text:style-name="P1"/>
      <text:p text:style-name="P1"/>
      <text:p text:style-name="P1"><text:span text:style-name="T1">Download Application (Java8 </text:span><text:span text:style-name="T2">Windows/Linux Tested</text:span><text:span text:style-name="T1">)</text:span></text:p>
      <text:p text:style-name="P2"><text:tab/><text:a xlink:type="simple" xlink:href="http://stephenwranger.com/compgeo/delaunay_ranger_stephen.zip" text:style-name="Internet_20_link" text:visited-style-name="Visited_20_Internet_20_Link"><text:span text:style-name="T3">http://stephenwranger.com/compgeo/delaunay_ranger_stephen.zip</text:span></text: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ger Stephen W CTR USAF AFMC AFRL/RISB</meta:initial-creator>
    <meta:editing-cycles>14</meta:editing-cycles>
    <meta:creation-date>2015-05-15T19:38:00</meta:creation-date>
    <dc:date>2015-05-15T16:37:47.846000000</dc:date>
    <meta:editing-duration>PT22M28S</meta:editing-duration>
    <meta:generator>LibreOffice/4.4.3.2$Windows_x86 LibreOffice_project/88805f81e9fe61362df02b9941de8e38a9b5fd16</meta:generator>
    <meta:document-statistic meta:table-count="0" meta:image-count="0" meta:object-count="0" meta:page-count="2" meta:paragraph-count="34" meta:word-count="618" meta:character-count="3827" meta:non-whitespace-character-count="32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